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3000000A5288C309A11B8DCA3.png" manifest:media-type="image/png"/>
  <manifest:file-entry manifest:full-path="Pictures/1000020100000290000002B2B9AAE81615CE24B6.png" manifest:media-type="image/png"/>
  <manifest:file-entry manifest:full-path="Pictures/1000020100000205000002B23D30C71BC3C4FA3A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subtitle">
      <style:graphic-properties draw:fill-color="#ffffff" fo:min-height="12.7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T1" style:family="text">
      <style:text-properties fo:font-size="72pt" style:font-size-asian="66pt" style:font-size-complex="96pt"/>
    </style:style>
    <style:style style:name="T2" style:family="text">
      <style:text-properties fo:font-size="66pt" style:font-size-asian="60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<text:span text:style-name="T1">卒業論文 その後</text:span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知識ベース研究室 B4</text:p>
            <text:p>平田 泰樹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2">クラスタリング結果</text:span></text:p>
          </draw:text-box>
        </draw:frame>
        <draw:frame draw:style-name="gr2" draw:text-style-name="P3" draw:layer="layout" svg:width="11.233cm" svg:height="14.993cm" svg:x="1.532cm" svg:y="4.655cm" presentation:class="graphic" presentation:user-transformed="true">
          <draw:image xlink:href="Pictures/1000020100000205000002B23D30C71BC3C4FA3A.png" xlink:type="simple" xlink:show="embed" xlink:actuate="onLoad">
            <text:p/>
          </draw:image>
        </draw:frame>
        <draw:frame draw:style-name="gr2" draw:text-style-name="P3" draw:layer="layout" svg:width="14.26cm" svg:height="14.999cm" svg:x="13.02cm" svg:y="4.655cm">
          <draw:image xlink:href="Pictures/1000020100000290000002B2B9AAE81615CE24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2">クラスタリング結果</text:span></text:p>
          </draw:text-box>
        </draw:frame>
        <draw:frame draw:style-name="gr2" draw:text-style-name="P3" draw:layer="layout" svg:width="7.441cm" svg:height="5.819cm" svg:x="9.601cm" svg:y="4.587cm">
          <draw:image xlink:href="Pictures/10000201000000D3000000A5288C309A11B8DCA3.png" xlink:type="simple" xlink:show="embed" xlink:actuate="onLoad">
            <text:p/>
          </draw:image>
        </draw:frame>
        <draw:frame presentation:style-name="pr6" draw:text-style-name="P1" draw:layer="layout" svg:width="9.885cm" svg:height="13cm" svg:x="1cm" svg:y="5.5cm" presentation:class="subtitle" presentation:user-transformed="true">
          <draw:text-box>
            <text:list text:style-name="L3">
              <text:list-item>
                <text:p>0-0:</text:p>
                <text:list>
                  <text:list-header>
                    <text:p>後志-倶知安</text:p>
                  </text:list-header>
                </text:list>
              </text:list-item>
              <text:list-item>
                <text:p>1-2:</text:p>
                <text:list>
                  <text:list-header>
                    <text:p>後志支庁-小樽市</text:p>
                  </text:list-header>
                </text:list>
              </text:list-item>
              <text:list-item>
                <text:p>2-1:</text:p>
                <text:list>
                  <text:list-header>
                    <text:p>十勝支庁-帯広市</text:p>
                    <text:p>道北-稚内　etc.</text:p>
                  </text:list-header>
                </text:list>
              </text:list-item>
              <text:list-item>
                <text:p>3-4:</text:p>
                <text:list>
                  <text:list-header>
                    <text:p>道東-帯広</text:p>
                    <text:p>道央-札幌　etc.</text:p>
                  </text:list-header>
                </text:list>
              </text:list-item>
              <text:list-item>
                <text:p>4-3:</text:p>
                <text:list>
                  <text:list-header>
                    <text:p>青森県-青森</text:p>
                    <text:p>東北地方-仙台　etc.</text:p>
                  </text:list-header>
                </text:list>
              </text:list-item>
            </text:list>
          </draw:text-box>
        </draw:frame>
        <draw:frame presentation:style-name="pr6" draw:text-style-name="P1" draw:layer="layout" svg:width="10.611cm" svg:height="13cm" svg:x="16.316cm" svg:y="5.57cm">
          <draw:text-box>
            <text:list text:style-name="L3">
              <text:list-item>
                <text:p>北海道</text:p>
                <text:list>
                  <text:list-header>
                    <text:p>0:田舎</text:p>
                    <text:p>1:観光系田舎</text:p>
                    <text:p>2:支庁</text:p>
                    <text:p>3:主要都市</text:p>
                    <text:p>4:他県</text:p>
                  </text:list-header>
                </text:list>
              </text:list-item>
              <text:list-item>
                <text:p>札幌</text:p>
                <text:list>
                  <text:list-header>
                    <text:p>0:都市名（道内多め）</text:p>
                    <text:p>1:道内地名、その他</text:p>
                    <text:p>2:札幌近郊の地名</text:p>
                    <text:p>3:主要都市（道内多め）</text:p>
                    <text:p>4:郊外都市名、その他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1">卒論修正箇所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GloVe（大域ベクトル予測モデル）の概要（簡単な紹介）を付録として追記</text:p>
              </text:list-item>
              <text:list-item>
                <text:p>北海道、札幌の二単語をターゲットとした、近傍単語のクラスタリングとマッチングの内容を付録として追記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番号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0:47:25.062850213</meta:creation-date>
    <meta:editing-duration>PT9H9S</meta:editing-duration>
    <meta:editing-cycles>4</meta:editing-cycles>
    <meta:generator>LibreOffice/5.1.6.2$Linux_X86_64 LibreOffice_project/10m0$Build-2</meta:generator>
    <dc:date>2017-03-08T06:08:06.998856285</dc:date>
    <meta:document-statistic meta:object-count="56"/>
    <meta:template xlink:type="simple" xlink:actuate="onRequest" xlink:title="Alizarin" xlink:href="../../../../../../../usr/lib/libreoffice/share/template/common/presnt/Alizarin.otp" meta:date="2017-03-07T20:47:24.5335339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